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í, puedo ayudarte a obtener información de documentos adjuntos (por ejemplo, archivos PDF, Word, Excel, etc.), extraer los datos relevantes y organizarlos en una tabla o un archivo CSV, lo que facilita su integración en una base de datos.</text:p>
      <text:p text:style-name="Text_20_body">El proceso sería así:</text:p>
      <text:list xml:id="list2870891609" text:style-name="L1">
        <text:list-item>
          <text:p text:style-name="P1">Examinar y analizar los documentos adjuntos que me proporciones.</text:p>
        </text:list-item>
        <text:list-item>
          <text:p text:style-name="P1">Extraer la información clave y relevante según tus necesidades (por ejemplo, nombres, fechas, valores, descripciones, etc.).</text:p>
        </text:list-item>
        <text:list-item>
          <text:p text:style-name="P1">Organizar los datos en una tabla en formato Markdown para una revisión rápida, o directamente generarte un archivo CSV que puedes descargar.</text:p>
        </text:list-item>
        <text:list-item>
          <text:p text:style-name="P1">Puedes usar ese CSV en tu propia base de datos o software de gestión.</text:p>
        </text:list-item>
      </text:list>
      <text:p text:style-name="Text_20_body">Para empezar, simplemente sube los archivos/documentos que deseas procesar e indícame qué tipo de información quieres extraer y cómo necesitas que estén organizados (por ejemplo, columnas específicas para nombres, direcciones, fechas, etc.). Así puedo clasificar y estructurar los datos según tus requerimient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23T13:49:02.355000000</meta:creation-date>
    <dc:date>2025-08-23T13:49:52.681000000</dc:date>
    <meta:editing-duration>PT50S</meta:editing-duration>
    <meta:editing-cycles>1</meta:editing-cycles>
    <meta:document-statistic meta:table-count="0" meta:image-count="0" meta:object-count="0" meta:page-count="1" meta:paragraph-count="7" meta:word-count="150" meta:character-count="977" meta:non-whitespace-character-count="838"/>
    <meta:generator>LibreOffice/7.3.4.2$Windows_X86_64 LibreOffice_project/728fec16bd5f605073805c3c9e7c4212a0120dc5</meta:generator>
  </office:meta>
</office:document-meta>
</file>